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 style:data-style-name="N127"/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6"/>
    <style:style style:name="ce38" style:family="table-cell" style:parent-style-name="Default" style:data-style-name="N142"/>
    <style:style style:name="ce3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7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7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7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7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7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9"/>
        <table:table-column table:style-name="co7" table:default-cell-style-name="ce28"/>
        <table:table-column table:style-name="co8" table:default-cell-style-name="ce35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table:number-columns-spanned="3" table:number-rows-spanned="1"/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" calcext:value-type="percentage">
            <text:p>0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7"/>
        <table:table-column table:style-name="co10" table:default-cell-style-name="ce29"/>
        <table:table-column table:style-name="co11" table:default-cell-style-name="ce38"/>
        <table:table-column table:style-name="co12" table:default-cell-style-name="ce37"/>
        <table:table-column table:style-name="co12" table:visibility="collapse" table:default-cell-style-name="ce37"/>
        <table:table-column table:style-name="co13" table:default-cell-style-name="ce38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6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5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6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39"/>
          <table:table-cell table:style-name="ce39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36" calcext:value-type="float">
            <text:p>36.00</text:p>
          </table:table-cell>
          <table:table-cell table:formula="of:=IF([.B13]&lt;&gt;0;[.B13]/[.E13]-1;&quot;&quot;)">
            <text:p/>
          </table:table-cell>
          <table:table-cell table:style-name="ce40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0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7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8:11:59.443260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8:12:46.479399890</dc:date>
    <meta:editing-duration>PT7H13M52S</meta:editing-duration>
    <meta:editing-cycles>31</meta:editing-cycles>
    <meta:generator>LibreOffice/5.0.6.2$Linux_X86_64 LibreOffice_project/00$Build-2</meta:generator>
    <meta:document-statistic meta:table-count="4" meta:cell-count="1499" meta:object-count="0"/>
  </office:meta>
</office:document-meta>
</file>